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c33d" officeooo:paragraph-rsid="0014c33d"/>
    </style:style>
    <style:style style:name="P2" style:family="paragraph" style:parent-style-name="Standard">
      <style:text-properties officeooo:rsid="001688ed" officeooo:paragraph-rsid="001688ed"/>
    </style:style>
    <style:style style:name="P3" style:family="paragraph" style:parent-style-name="Standard">
      <style:text-properties officeooo:rsid="001688ed" officeooo:paragraph-rsid="001688ed"/>
    </style:style>
    <style:style style:name="P4" style:family="paragraph" style:parent-style-name="Standard">
      <style:text-properties officeooo:rsid="00189c35" officeooo:paragraph-rsid="00189c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 <text:s/>name = age</text:p>
      <text:p text:style-name="P1">mean = 41.17009511170095</text:p>
      <text:p text:style-name="P1">std = 10.576210958711261</text:p>
      <text:p text:style-name="P1">mode = 34</text:p>
      <text:p text:style-name="P1">skew = 0.6995014533559305</text:p>
      <text:p text:style-name="P1"/>
      <text:p text:style-name="P1">name = balance</text:p>
      <text:p text:style-name="P1">mean = 1422.6578190665782</text:p>
      <text:p text:style-name="P1">std = 3009.638142467341</text:p>
      <text:p text:style-name="P1">mode = <text:s/>0</text:p>
      <text:p text:style-name="P1">skew = 6.596430546295735</text:p>
      <text:p text:style-name="P1"/>
      <text:p text:style-name="P1">name = day</text:p>
      <text:p text:style-name="P1">mean = 15.915284229152842</text:p>
      <text:p text:style-name="P1">std = 8.24766732722993</text:p>
      <text:p text:style-name="P1">mode = <text:s/>20</text:p>
      <text:p text:style-name="P1">skew = 0.09462690455175846</text:p>
      <text:p text:style-name="P1"/>
      <text:p text:style-name="P1">name = duration</text:p>
      <text:p text:style-name="P1">mean = 263.96129174961294</text:p>
      <text:p text:style-name="P1">std = 259.85663262468205</text:p>
      <text:p text:style-name="P1">mode = <text:s/>123</text:p>
      <text:p text:style-name="P1">skew = 2.7724197169136455</text:p>
      <text:p text:style-name="P1"/>
      <text:p text:style-name="P1">name = campaign</text:p>
      <text:p text:style-name="P1">mean = 2.793629727936297</text:p>
      <text:p text:style-name="P1">std = 3.109806660188575</text:p>
      <text:p text:style-name="P1">mode = <text:s/>1</text:p>
      <text:p text:style-name="P1">skew = 4.74391446894159</text:p>
      <text:p text:style-name="P1"/>
      <text:p text:style-name="P1">name = pdays</text:p>
      <text:p text:style-name="P1">mean = 39.766644547666445</text:p>
      <text:p text:style-name="P1">std = 100.12112444301664</text:p>
      <text:p text:style-name="P1">mode = -1</text:p>
      <text:p text:style-name="P1">skew = 2.71707136656418</text:p>
      <text:p text:style-name="P1"/>
      <text:p text:style-name="P1">name = previous</text:p>
      <text:p text:style-name="P1">mean = 0.5425790754257908</text:p>
      <text:p text:style-name="P1">std = 1.693562350607123</text:p>
      <text:p text:style-name="P1">mode = <text:s/>0</text:p>
      <text:p text:style-name="P1">skew = 5.875258677896706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name = job</text:p>
      <text:p text:style-name="P2">mode = management</text:p>
      <text:p text:style-name="P2"/>
      <text:p text:style-name="P2">name = marital</text:p>
      <text:p text:style-name="P2">mode = married</text:p>
      <text:p text:style-name="P2"/>
      <text:p text:style-name="P2">name = education</text:p>
      <text:p text:style-name="P2">mode = secondary</text:p>
      <text:p text:style-name="P2"/>
      <text:p text:style-name="P2">name = default</text:p>
      <text:p text:style-name="P2">mode = no</text:p>
      <text:p text:style-name="P2"/>
      <text:p text:style-name="P2">name = housing</text:p>
      <text:p text:style-name="P2">mode = yes</text:p>
      <text:p text:style-name="P2"/>
      <text:p text:style-name="P2">name = loan</text:p>
      <text:p text:style-name="P2">mode = no</text:p>
      <text:p text:style-name="P2"/>
      <text:p text:style-name="P2">name = contact</text:p>
      <text:p text:style-name="P2">mode = cellular</text:p>
      <text:p text:style-name="P2"><text:s/></text:p>
      <text:p text:style-name="P2">name = month</text:p>
      <text:p text:style-name="P2">mode = may</text:p>
      <text:p text:style-name="P2"/>
      <text:p text:style-name="P2">name = poutcome</text:p>
      <text:p text:style-name="P2">mode = unknown</text:p>
      <text:p text:style-name="P2"/>
      <text:p text:style-name="P2">name = y</text:p>
      <text:p text:style-name="P2">mode = n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8) 0 <text:s text:c="3"/>(18.932, 32.6]</text:p>
      <text:p text:style-name="P4">1 <text:s text:c="5"/>(32.6, 46.2]</text:p>
      <text:p text:style-name="P4">2 <text:s text:c="5"/>(32.6, 46.2]</text:p>
      <text:p text:style-name="P4">3 <text:s text:c="3"/>(18.932, 32.6]</text:p>
      <text:p text:style-name="P4">4 <text:s text:c="5"/>(46.2, 59.8]</text:p>
      <text:p text:style-name="P4">5 <text:s text:c="5"/>(32.6, 46.2]</text:p>
      <text:p text:style-name="P4">6 <text:s text:c="5"/>(32.6, 46.2]</text:p>
      <text:p text:style-name="P4">7 <text:s text:c="5"/>(32.6, 46.2]</text:p>
      <text:p text:style-name="P4">8 <text:s text:c="5"/>(32.6, 46.2]</text:p>
      <text:p text:style-name="P4">9 <text:s text:c="5"/>(32.6, 46.2]</text:p>
      <text:p text:style-name="P4">Name: age</text:p>
      <text:p text:style-name="P4">Categories : [(18.932, 32.6] &lt; (32.6, 46.2] &lt; (46.2, 59.8] &lt; (59.8, 73.4] &lt;</text:p>
      <text:p text:style-name="P4"><text:s text:c="36"/>(73.4, 87.0]]</text:p>
      <text:p text:style-name="P4">-----------------</text:p>
      <text:p text:style-name="P4">0 <text:s text:c="3"/>(-3387.501, 11587.2]</text:p>
      <text:p text:style-name="P4">1 <text:s text:c="3"/>(-3387.501, 11587.2]</text:p>
      <text:p text:style-name="P4">2 <text:s text:c="3"/>(-3387.501, 11587.2]</text:p>
      <text:p text:style-name="P4">3 <text:s text:c="3"/>(-3387.501, 11587.2]</text:p>
      <text:p text:style-name="P4">4 <text:s text:c="3"/>(-3387.501, 11587.2]</text:p>
      <text:p text:style-name="P4">5 <text:s text:c="3"/>(-3387.501, 11587.2]</text:p>
      <text:p text:style-name="P4">6 <text:s text:c="3"/>(-3387.501, 11587.2]</text:p>
      <text:p text:style-name="P4">7 <text:s text:c="3"/>(-3387.501, 11587.2]</text:p>
      <text:p text:style-name="P4">8 <text:s text:c="3"/>(-3387.501, 11587.2]</text:p>
      <text:p text:style-name="P4">9 <text:s text:c="3"/>(-3387.501, 11587.2]</text:p>
      <text:p text:style-name="P4">Name: balance</text:p>
      <text:p text:style-name="P4">Categories : [(-3387.501, 11587.2] &lt; (11587.2, 26487.4] &lt; (26487.4, 41387.6] &lt;</text:p>
      <text:p text:style-name="P4"><text:s text:c="36"/>(41387.6, 56287.8] &lt; (56287.8, 71188.0]]</text:p>
      <text:p text:style-name="P4">-----------------</text:p>
      <text:p text:style-name="P4">0 <text:s text:c="3"/>(13.0, 19.0]</text:p>
      <text:p text:style-name="P4">1 <text:s text:c="4"/>(7.0, 13.0]</text:p>
      <text:p text:style-name="P4">2 <text:s text:c="3"/>(13.0, 19.0]</text:p>
      <text:p text:style-name="P4">3 <text:s text:c="4"/>(0.97, 7.0]</text:p>
      <text:p text:style-name="P4">4 <text:s text:c="4"/>(0.97, 7.0]</text:p>
      <text:p text:style-name="P4">5 <text:s text:c="3"/>(19.0, 25.0]</text:p>
      <text:p text:style-name="P4">6 <text:s text:c="3"/>(13.0, 19.0]</text:p>
      <text:p text:style-name="P4">7 <text:s text:c="4"/>(0.97, 7.0]</text:p>
      <text:p text:style-name="P4">8 <text:s text:c="3"/>(13.0, 19.0]</text:p>
      <text:p text:style-name="P4">9 <text:s text:c="3"/>(13.0, 19.0]</text:p>
      <text:p text:style-name="P4">Name: day</text:p>
      <text:p text:style-name="P4">Categories : [(0.97, 7.0] &lt; (7.0, 13.0] &lt; (13.0, 19.0] &lt; (19.0, 25.0] &lt;</text:p>
      <text:p text:style-name="P4"><text:s text:c="36"/>(25.0, 31.0]]</text:p>
      <text:p text:style-name="P4">-----------------</text:p>
      <text:p text:style-name="P4">0 <text:s text:c="3"/>(0.979, 608.2]</text:p>
      <text:p text:style-name="P4">1 <text:s text:c="3"/>(0.979, 608.2]</text:p>
      <text:p text:style-name="P4">2 <text:s text:c="3"/>(0.979, 608.2]</text:p>
      <text:p text:style-name="P4">3 <text:s text:c="3"/>(0.979, 608.2]</text:p>
      <text:p text:style-name="P4">4 <text:s text:c="3"/>(0.979, 608.2]</text:p>
      <text:p text:style-name="P4">5 <text:s text:c="3"/>(0.979, 608.2]</text:p>
      <text:p text:style-name="P4">6 <text:s text:c="3"/>(0.979, 608.2]</text:p>
      <text:p text:style-name="P4"><text:soft-page-break/>7 <text:s text:c="3"/>(0.979, 608.2]</text:p>
      <text:p text:style-name="P4">8 <text:s text:c="3"/>(0.979, 608.2]</text:p>
      <text:p text:style-name="P4">9 <text:s text:c="3"/>(0.979, 608.2]</text:p>
      <text:p text:style-name="P4">Name: duration</text:p>
      <text:p text:style-name="P4">Categories : [(0.979, 608.2] &lt; (608.2, 1212.4] &lt; (1212.4, 1816.6] &lt;</text:p>
      <text:p text:style-name="P4"><text:s text:c="36"/>(1816.6, 2420.8] &lt; (2420.8, 3025.0]]</text:p>
      <text:p text:style-name="P4">-----------------</text:p>
      <text:p text:style-name="P4">0 <text:s text:c="3"/>(0.951, 10.8]</text:p>
      <text:p text:style-name="P4">1 <text:s text:c="3"/>(0.951, 10.8]</text:p>
      <text:p text:style-name="P4">2 <text:s text:c="3"/>(0.951, 10.8]</text:p>
      <text:p text:style-name="P4">3 <text:s text:c="3"/>(0.951, 10.8]</text:p>
      <text:p text:style-name="P4">4 <text:s text:c="3"/>(0.951, 10.8]</text:p>
      <text:p text:style-name="P4">5 <text:s text:c="3"/>(0.951, 10.8]</text:p>
      <text:p text:style-name="P4">6 <text:s text:c="3"/>(0.951, 10.8]</text:p>
      <text:p text:style-name="P4">7 <text:s text:c="3"/>(0.951, 10.8]</text:p>
      <text:p text:style-name="P4">8 <text:s text:c="3"/>(0.951, 10.8]</text:p>
      <text:p text:style-name="P4">9 <text:s text:c="3"/>(0.951, 10.8]</text:p>
      <text:p text:style-name="P4">Name: campaign,</text:p>
      <text:p text:style-name="P4">Categories : [(0.951, 10.8] &lt; (10.8, 20.6] &lt; (20.6, 30.4] &lt; (30.4, 40.2] &lt;</text:p>
      <text:p text:style-name="P4"><text:s text:c="36"/>(40.2, 50.0]]</text:p>
      <text:p text:style-name="P4">-----------------</text:p>
      <text:p text:style-name="P4">0 <text:s text:c="3"/>(-1.872, 173.4]</text:p>
      <text:p text:style-name="P4">1 <text:s text:c="4"/>(173.4, 347.8]</text:p>
      <text:p text:style-name="P4">2 <text:s text:c="4"/>(173.4, 347.8]</text:p>
      <text:p text:style-name="P4">3 <text:s text:c="3"/>(-1.872, 173.4]</text:p>
      <text:p text:style-name="P4">4 <text:s text:c="3"/>(-1.872, 173.4]</text:p>
      <text:p text:style-name="P4">5 <text:s text:c="4"/>(173.4, 347.8]</text:p>
      <text:p text:style-name="P4">6 <text:s text:c="4"/>(173.4, 347.8]</text:p>
      <text:p text:style-name="P4">7 <text:s text:c="3"/>(-1.872, 173.4]</text:p>
      <text:p text:style-name="P4">8 <text:s text:c="3"/>(-1.872, 173.4]</text:p>
      <text:p text:style-name="P4">9 <text:s text:c="3"/>(-1.872, 173.4]</text:p>
      <text:p text:style-name="P4">Name: pdays</text:p>
      <text:p text:style-name="P4">Categories : [(-1.872, 173.4] &lt; (173.4, 347.8] &lt; (347.8, 522.2] &lt; (522.2, 696.6] &lt;</text:p>
      <text:p text:style-name="P4"><text:s text:c="36"/>(696.6, 871.0]]</text:p>
      <text:p text:style-name="P4">-----------------</text:p>
      <text:p text:style-name="P4">0 <text:s text:c="3"/>(-0.025, 5.0]</text:p>
      <text:p text:style-name="P4">1 <text:s text:c="3"/>(-0.025, 5.0]</text:p>
      <text:p text:style-name="P4">2 <text:s text:c="3"/>(-0.025, 5.0]</text:p>
      <text:p text:style-name="P4">3 <text:s text:c="3"/>(-0.025, 5.0]</text:p>
      <text:p text:style-name="P4">4 <text:s text:c="3"/>(-0.025, 5.0]</text:p>
      <text:p text:style-name="P4">5 <text:s text:c="3"/>(-0.025, 5.0]</text:p>
      <text:p text:style-name="P4">6 <text:s text:c="3"/>(-0.025, 5.0]</text:p>
      <text:p text:style-name="P4">7 <text:s text:c="3"/>(-0.025, 5.0]</text:p>
      <text:p text:style-name="P4">8 <text:s text:c="3"/>(-0.025, 5.0]</text:p>
      <text:p text:style-name="P4">9 <text:s text:c="3"/>(-0.025, 5.0]</text:p>
      <text:p text:style-name="P4">Name: previous</text:p>
      <text:p text:style-name="P4">Categories : [(-0.025, 5.0] &lt; (5.0, 10.0] &lt; (10.0, 15.0] &lt; (15.0, 20.0] &lt;</text:p>
      <text:p text:style-name="P4"><text:s text:c="36"/>(20.0, 25.0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4:53:30.462295406</meta:creation-date>
    <dc:date>2020-08-22T18:11:56.603734978</dc:date>
    <meta:editing-duration>PT39M8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4" meta:paragraph-count="153" meta:word-count="510" meta:character-count="3387" meta:non-whitespace-character-count="2536"/>
  </office:meta>
</office:document-meta>
</file>